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igitaler Gasfluss</text:p>
          </table:table-cell>
          <table:table-cell office:value-type="string" calcext:value-type="string">
            <text:p>Ionivac</text:p>
          </table:table-cell>
          <table:table-cell office:value-type="string" calcext:value-type="string">
            <text:p>Bara1</text:p>
          </table:table-cell>
          <table:table-cell office:value-type="string" calcext:value-type="string">
            <text:p>Bara2</text:p>
          </table:table-cell>
          <table:table-cell office:value-type="string" calcext:value-type="string">
            <text:p>Pirani</text:p>
          </table:table-cell>
          <table:table-cell office:value-type="string" calcext:value-type="string">
            <text:p>Membran</text:p>
          </table:table-cell>
          <table:table-cell office:value-type="string" calcext:value-type="string">
            <text:p>Penning1</text:p>
          </table:table-cell>
        </table:table-row>
        <table:table-row table:style-name="ro1">
          <table:table-cell table:number-columns-repeated="2"/>
          <table:table-cell office:value-type="float" office:value="15.1" calcext:value-type="float">
            <text:p>15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4.15" calcext:value-type="float">
            <text:p>14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15" calcext:value-type="float">
            <text:p>11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85" calcext:value-type="float">
            <text:p>6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65" calcext:value-type="float">
            <text:p>5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9" calcext:value-type="float">
            <text:p>4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9983" calcext:value-type="float">
            <text:p>0.9983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9944" calcext:value-type="float">
            <text:p>0.994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8971" calcext:value-type="float">
            <text:p>0.8971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981" calcext:value-type="float">
            <text:p>0.6981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606" calcext:value-type="float">
            <text:p>0.6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4993" calcext:value-type="float">
            <text:p>0.4993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4016" calcext:value-type="float">
            <text:p>0.4016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038" calcext:value-type="float">
            <text:p>0.303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2332" calcext:value-type="float">
            <text:p>0.2332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98" calcext:value-type="float">
            <text:p>0.09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65" calcext:value-type="float">
            <text:p>0.06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59" calcext:value-type="float">
            <text:p>0.05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507" calcext:value-type="float">
            <text:p>0.050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405" calcext:value-type="float">
            <text:p>0.040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31" calcext:value-type="float">
            <text:p>0.03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704" calcext:value-type="float">
            <text:p>0.070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9" calcext:value-type="float">
            <text:p>0.00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69" calcext:value-type="float">
            <text:p>0.006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59" calcext:value-type="float">
            <text:p>0.005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39" calcext:value-type="float">
            <text:p>0.0039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3" calcext:value-type="float">
            <text:p>0.00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19" calcext:value-type="float">
            <text:p>0.001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0.00102" calcext:value-type="float">
            <text:p>1.02E-03</text:p>
          </table:table-cell>
          <table:table-cell office:value-type="float" office:value="0.2" calcext:value-type="float">
            <text:p>0.2</text:p>
          </table:table-cell>
          <table:table-cell office:value-type="float" office:value="0.0009" calcext:value-type="float">
            <text:p>0.0009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" office:value-type="float" office:value="0.0008" calcext:value-type="float">
            <text:p>8.00E-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0.2" calcext:value-type="float">
            <text:p>0.2</text:p>
          </table:table-cell>
          <table:table-cell office:value-type="float" office:value="0.0008" calcext:value-type="float">
            <text:p>0.0008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" office:value-type="float" office:value="0.001" calcext:value-type="float">
            <text:p>1.00E-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0009" calcext:value-type="float">
            <text:p>9.00E-04</text:p>
          </table:table-cell>
          <table:table-cell office:value-type="float" office:value="0.2" calcext:value-type="float">
            <text:p>0.2</text:p>
          </table:table-cell>
          <table:table-cell office:value-type="float" office:value="0.0006" calcext:value-type="float">
            <text:p>0.000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" office:value-type="float" office:value="0.0008" calcext:value-type="float">
            <text:p>8.00E-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0.0008" calcext:value-type="float">
            <text:p>8.00E-04</text:p>
          </table:table-cell>
          <table:table-cell office:value-type="float" office:value="0.3" calcext:value-type="float">
            <text:p>0.3</text:p>
          </table:table-cell>
          <table:table-cell office:value-type="float" office:value="0.0005" calcext:value-type="float">
            <text:p>0.0005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0008" calcext:value-type="float">
            <text:p>8.00E-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0.0006" calcext:value-type="float">
            <text:p>6.00E-04</text:p>
          </table:table-cell>
          <table:table-cell office:value-type="float" office:value="0.2" calcext:value-type="float">
            <text:p>0.2</text:p>
          </table:table-cell>
          <table:table-cell office:value-type="float" office:value="0.0004" calcext:value-type="float">
            <text:p>0.0004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0007" calcext:value-type="float">
            <text:p>7.00E-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0.0004" calcext:value-type="float">
            <text:p>4.00E-04</text:p>
          </table:table-cell>
          <table:table-cell office:value-type="float" office:value="0.2" calcext:value-type="float">
            <text:p>0.2</text:p>
          </table:table-cell>
          <table:table-cell office:value-type="float" office:value="0.0002" calcext:value-type="float">
            <text:p>0.000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0005" calcext:value-type="float">
            <text:p>5.00E-04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style-name="ce1" office:value-type="float" office:value="0.0004" calcext:value-type="float">
            <text:p>4.00E-04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0004" calcext:value-type="float">
            <text:p>4.00E-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0.0003" calcext:value-type="float">
            <text:p>3.00E-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0004" calcext:value-type="float">
            <text:p>4.00E-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0.0002" calcext:value-type="float">
            <text:p>2.00E-04</text:p>
          </table:table-cell>
          <table:table-cell office:value-type="float" office:value="0.2" calcext:value-type="float">
            <text:p>0.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00012" calcext:value-type="float">
            <text:p>1.20E-04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0.3" calcext:value-type="float">
            <text:p>0.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" office:value-type="float" office:value="0.00006" calcext:value-type="float">
            <text:p>6.00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8" calcext:value-type="float">
            <text:p>8.00E-0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0,000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00004" calcext:value-type="float">
            <text:p>4.00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0:10:48.799218310</meta:creation-date>
    <dc:date>2023-05-11T10:30:19.561329973</dc:date>
    <meta:editing-duration>PT7M40S</meta:editing-duration>
    <meta:editing-cycles>1</meta:editing-cycles>
    <meta:document-statistic meta:table-count="1" meta:cell-count="237" meta:object-count="0"/>
    <meta:generator>LibreOffice/7.3.7.2$Linux_X86_64 LibreOffice_project/30$Build-2</meta:generator>
  </office:meta>
</office:document-meta>
</file>